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7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cm" svg:y1="7cm" svg:x2="24cm" svg:y2="7cm">
          <text:p/>
        </draw:line>
        <draw:rect draw:style-name="gr2" draw:text-style-name="P1" draw:layer="layout" svg:width="3cm" svg:height="1cm" svg:x="5cm" svg:y="4.5cm">
          <text:p text:style-name="P1">ホストA</text:p>
        </draw:rect>
        <draw:rect draw:style-name="gr2" draw:text-style-name="P1" draw:layer="layout" svg:width="3cm" svg:height="1cm" svg:x="16.5cm" svg:y="4.5cm">
          <text:p text:style-name="P1">ホストB</text:p>
        </draw:rect>
        <draw:line draw:style-name="gr3" draw:text-style-name="P1" draw:layer="layout" svg:x1="6.5cm" svg:y1="5.5cm" svg:x2="6.5cm" svg:y2="7cm">
          <text:p/>
        </draw:line>
        <draw:line draw:style-name="gr3" draw:text-style-name="P1" draw:layer="layout" svg:x1="18.1cm" svg:y1="5.5cm" svg:x2="18.1cm" svg:y2="7cm">
          <text:p/>
        </draw:line>
        <draw:custom-shape draw:style-name="gr4" draw:text-style-name="P2" draw:layer="layout" svg:width="8cm" svg:height="1.5cm" svg:x="4.5cm" svg:y="2.2cm">
          <text:p text:style-name="P2"><text:span text:style-name="T1">データグラム送信するから</text:span></text:p>
          <text:p text:style-name="P2"><text:span text:style-name="T1">192.168.0.2</text:span><text:span text:style-name="T1">の物理アドレス答えて</text:span></text:p>
          <draw:enhanced-geometry svg:viewBox="0 0 21600 21600" draw:text-areas="800 800 20800 20800" draw:type="round-rectangular-callout" draw:modifiers="4640.71991001125 30334.97668221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3" draw:layer="layout" svg:width="3.122cm" svg:height="0.806cm" svg:x="1.72cm" svg:y="4.691cm">
          <draw:text-box>
            <text:p text:style-name="P3">192.168.0.1</text:p>
          </draw:text-box>
        </draw:frame>
        <draw:frame draw:style-name="gr5" draw:text-style-name="P3" draw:layer="layout" svg:width="3.122cm" svg:height="0.806cm" svg:x="19.8cm" svg:y="4.694cm">
          <draw:text-box>
            <text:p text:style-name="P3">192.168.0.2</text:p>
          </draw:text-box>
        </draw:frame>
        <draw:path draw:style-name="gr6" draw:text-style-name="P4" draw:layer="layout" svg:width="0.499cm" svg:height="2.999cm" draw:transform="rotate (-1.5707963267946) translate (6cm 6cm)" svg:viewBox="0 0 500 3000" svg:d="m0-12000c500 0 500 2500 500 2500v500">
          <text:p/>
        </draw:path>
        <draw:path draw:style-name="gr6" draw:text-style-name="P4" draw:layer="layout" svg:width="10.046cm" svg:height="1.24cm" draw:transform="skewX (-0.100181899064456) rotate (-0.124441975668359) translate (7.03026063375138cm 4.75290184086703cm)" svg:viewBox="0 0 10047 1241" svg:d="m0 8928c9070-2 10047-1241 10047-1241">
          <text:p/>
        </draw:path>
        <draw:path draw:style-name="gr6" draw:text-style-name="P4" draw:layer="layout" svg:width="16.497cm" svg:height="1.242cm" draw:transform="skewX (-0.0361283155162758) rotate (-0.0753982236873274) translate (6.54882758512604cm 4.75825497222399cm)" svg:viewBox="0 0 16498 1243" svg:d="m0 9746c14892 0 16498-1243 16498-1243">
          <text:p/>
        </draw:path>
        <draw:frame draw:style-name="gr5" draw:text-style-name="P3" draw:layer="layout" svg:width="7.973cm" svg:height="1.857cm" svg:x="8.206cm" svg:y="4.1cm">
          <draw:text-box>
            <text:p text:style-name="P3">(1)ブロードキャストで192.168.0.2に</text:p>
            <text:p text:style-name="P3">該当するホストの物理アドレスを</text:p>
            <text:p text:style-name="P3">ARP要求</text:p>
          </draw:text-box>
        </draw:frame>
        <draw:path draw:style-name="gr6" draw:text-style-name="P4" draw:layer="layout" svg:width="11.481cm" svg:height="0.637cm" draw:transform="rotate (-3.08609118337579) translate (18cm 7.5cm)" svg:viewBox="0 0 11482 638" svg:d="m0-16974c9014 0 11482 638 11482 638">
          <text:p/>
        </draw:path>
        <draw:frame draw:style-name="gr5" draw:text-style-name="P3" draw:layer="layout" svg:width="7.834cm" svg:height="1.361cm" svg:x="8.727cm" svg:y="7.9cm">
          <draw:text-box>
            <text:p text:style-name="P3">(2)該当するホストBがARP応答</text:p>
            <text:p text:style-name="P3">ARP要求した側は回答をキャッシュ</text:p>
          </draw:text-box>
        </draw:frame>
        <draw:path draw:style-name="gr6" draw:text-style-name="P4" draw:layer="layout" svg:width="11.873cm" svg:height="5.636cm" draw:transform="skewX (-0.31712632508731) rotate (-0.512254135461425) translate (7.65025754152144cm 2.68011345556102cm)" svg:viewBox="0 0 11874 5637" svg:d="m0 2809c6884 1 11874-5636 11874-5636">
          <text:p/>
        </draw:path>
        <draw:frame draw:style-name="gr5" draw:text-style-name="P3" draw:layer="layout" svg:width="8.918cm" svg:height="1.857cm" svg:x="7.928cm" svg:y="10.6cm">
          <draw:text-box>
            <text:p text:style-name="P3">(3)ネットワークアクセス層のプロトコルで</text:p>
            <text:p text:style-name="P3">ARP応答で知った物理アドレス宛に送信</text:p>
            <text:p text:style-name="P3"/>
          </draw:text-box>
        </draw:frame>
        <draw:frame draw:style-name="gr5" draw:text-style-name="P5" draw:layer="layout" svg:width="2.221cm" svg:height="0.725cm" svg:x="2cm" svg:y="5.775cm">
          <draw:text-box>
            <text:p text:style-name="P3"><text:span text:style-name="T2">ARP</text:span><text:span text:style-name="T2">要求</text:span></text:p>
          </draw:text-box>
        </draw:frame>
        <draw:frame draw:style-name="gr5" draw:text-style-name="P5" draw:layer="layout" svg:width="2.221cm" svg:height="0.725cm" svg:x="14.279cm" svg:y="5.775cm">
          <draw:text-box>
            <text:p text:style-name="P3"><text:span text:style-name="T2">ARP</text:span><text:span text:style-name="T2">要求</text:span></text:p>
          </draw:text-box>
        </draw:frame>
        <draw:frame draw:style-name="gr7" draw:text-style-name="P3" draw:layer="layout" svg:width="2.221cm" svg:height="0.725cm" svg:x="23cm" svg:y="6cm">
          <draw:text-box>
            <text:p text:style-name="P3"><text:span text:style-name="T2">ARP</text:span><text:span text:style-name="T2">要求</text:span></text:p>
          </draw:text-box>
        </draw:frame>
        <draw:custom-shape draw:style-name="gr4" draw:text-style-name="P1" draw:layer="layout" svg:width="8cm" svg:height="1.5cm" svg:x="16.1cm" svg:y="2.2cm">
          <text:p text:style-name="P2"><text:span text:style-name="T1">自分のことだから</text:span></text:p>
          <text:p text:style-name="P1"><text:span text:style-name="T1">192.168.0.2</text:span><text:span text:style-name="T1">の物理アドレス教えるよ</text:span></text:p>
          <draw:enhanced-geometry svg:viewBox="0 0 21600 21600" draw:text-areas="800 800 20800 20800" draw:type="round-rectangular-callout" draw:modifiers="4640.71991001125 30334.97668221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1T22:55:47.73</meta:creation-date>
    <dc:date>2010-11-21T23:15:37.37</dc:date>
    <meta:editing-duration>PT00H04M28S</meta:editing-duration>
    <meta:editing-cycles>4</meta:editing-cycles>
    <meta:generator>OpenOffice.org/3.2$Win32 OpenOffice.org_project/320m18$Build-9502</meta:generator>
    <meta:document-statistic meta:object-count="20"/>
  </office:meta>
</office:document-meta>
</file>